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Corbel" svg:font-family="Corbe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FreeSans"/>
    </style:style>
    <style:style style:name="P3" style:family="paragraph" style:parent-style-name="Standard">
      <style:text-properties style:font-name="FreeSans" fo:font-size="13pt" style:font-size-asian="13pt" style:font-size-complex="13pt"/>
    </style:style>
    <style:style style:name="P4" style:family="paragraph" style:parent-style-name="Standard">
      <style:text-properties style:font-name="FreeSans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ce93d8" loext:opacity="100%" style:font-name="FreeSans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ce93d8" loext:opacity="100%" style:font-name="FreeSans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Freesans" fo:font-size="13pt" style:font-size-asian="13pt" style:font-size-complex="13pt"/>
    </style:style>
    <style:style style:name="P8" style:family="paragraph" style:parent-style-name="Standard">
      <style:text-properties style:font-name="Freesans" fo:font-size="13pt" officeooo:paragraph-rsid="0027e98b" style:font-size-asian="13pt" style:font-size-complex="13pt"/>
    </style:style>
    <style:style style:name="P9" style:family="paragraph" style:parent-style-name="Standard">
      <style:text-properties style:font-name="Freesans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Freesans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 style:master-page-name="MP0">
      <style:paragraph-properties style:page-number="auto" fo:break-before="page"/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style:font-name="Freesans" fo:font-size="13pt" officeooo:paragraph-rsid="0028529b" style:font-size-asian="13pt" style:font-size-complex="13pt"/>
    </style:style>
    <style:style style:name="P13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text-properties fo:color="#e16173" loext:opacity="100%" style:font-name="FreeSans" fo:font-size="28pt" fo:font-weight="bold" officeooo:paragraph-rsid="002c45b4" style:font-size-asian="28pt" style:font-weight-asian="bold" style:font-size-complex="28pt" style:font-weight-complex="bold"/>
    </style:style>
    <style:style style:name="T1" style:family="text">
      <style:text-properties style:font-name="FreeSans" fo:font-size="13pt" style:font-size-asian="13pt" style:font-size-complex="13pt"/>
    </style:style>
    <style:style style:name="T2" style:family="text">
      <style:text-properties style:font-name="FreeSans"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20d645"/>
    </style:style>
    <style:style style:name="T4" style:family="text">
      <style:text-properties style:font-name="Freesans" fo:font-size="13pt" style:font-size-asian="13pt" style:font-size-complex="13pt"/>
    </style:style>
    <style:style style:name="T5" style:family="text">
      <style:text-properties style:font-name="Freesans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Freesans" fo:font-size="15pt" fo:font-weight="bold" style:font-size-asian="15pt" style:font-weight-asian="bold" style:font-size-complex="15pt" style:font-weight-complex="bold"/>
    </style:style>
    <style:style style:name="T8" style:family="text">
      <style:text-properties officeooo:rsid="002c45b4"/>
    </style:style>
    <style:style style:name="T9" style:family="text">
      <style:text-properties officeooo:rsid="002e0a77"/>
    </style:style>
  </office:automatic-styles>
  <office:body>
    <office:text text:use-soft-page-breaks="true">
      <text:tracked-changes text:track-changes="false">
        <text:changed-region xml:id="ct1923984923072" text:id="ct1923984923072">
          <text:insertion>
            <office:change-info>
              <dc:creator>Auteur inconnu</dc:creator>
              <dc:date>2024-05-02T14:30:30</dc:date>
            </office:change-info>
          </text:insertion>
        </text:changed-region>
        <text:changed-region xml:id="ct1923984923792" text:id="ct1923984923792">
          <text:deletion>
            <office:change-info>
              <dc:creator>Auteur inconnu</dc:creator>
              <dc:date>2024-05-02T14:30:43</dc:date>
            </office:change-info>
            <text:p text:style-name="P12"/>
            <text:p text:style-name="P1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/>
      <text:p text:style-name="P14">Thème <text:span text:style-name="T3">5</text:span> : De la plante sauvage à la plante domestiquée</text:p>
      <text:p text:style-name="P1">***************************************************<text:span text:style-name="T9">louis</text:span></text:p>
      <text:p text:style-name="P1"/>
      <text:p text:style-name="P1">Chapitre 3 : La domestication des plantes</text:p>
      <text:p text:style-name="P2"/>
      <text:p text:style-name="Standard"><text:span text:style-name="Police_20_par_20_défaut"><text:span text:style-name="T1">La production végétale est à la base de tout écosystème et de l’alimentation humaine. L’évolution des pratiques culturales depuis 10 000 ans a permis la formidable expansion d’Homo sapiens et constituent aujourd’hui un enjeu majeur pour nourrir une humanité toujours croissante.</text:span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>Problématique : Comment s’est réalisée la domestication des plantes ?</text:span></text:span></text:p>
      <text:p text:style-name="Standard"><text:span text:style-name="Police_20_par_20_défaut"><text:span text:style-name="T1">Quelles sont les pratiques nouvelles et leurs conséquences ?</text:span></text:span></text:p>
      <text:p text:style-name="P4"><text:span text:style-name="Police_20_par_20_défaut"><text:span text:style-name="T1"/></text:span></text:p>
      <text:p text:style-name="P4"/>
      <text:p text:style-name="P5">I. Domestication et conséquences </text:p>
      <text:p text:style-name="P2"/>
      <text:p text:style-name="P6">1) Domestication d’une plante sauvage : une sélection empirique 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>En cherchant les origines des plantes cultivées, on observe qu’elles ont toutes un « ancêtre sauvage ».</text:span></text:span></text:p>
      <text:p text:style-name="P3"/>
      <text:p text:style-name="Standard"><text:span text:style-name="Police_20_par_20_défaut"><text:span text:style-name="T1">Les graines des plantes intéressantes ont donc été sélectionnées de façon empirique par sélection visuelle (stature de la plante, taille des grains, …).</text:span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>Les traces fossiles d’arbres de climat tropical dans le charbon et des coraux sont trouvés dans les roches carbonifères en France.</text:span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2">2) L’appauvrissement de la biodiversité spécifique</text:span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>Au fil des générations, la sélection et l’absence de reproduction avec la variété ancestrale modifie lentement le génotype.</text:span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>Ceci réduit la biodiversité spécifique de l’espèce : les plantes sont plus semblables, leurs cycles sont plus homogènes pour être rentables pour l’H.</text:span></text:span></text:p>
      <text:p text:style-name="Standard"><text:span text:style-name="Police_20_par_20_défaut"><text:span text:style-name="T1"/></text:span></text:p>
      <text:p text:style-name="Standard"><text:soft-page-break/><text:span text:style-name="Police_20_par_20_défaut"><text:span text:style-name="T1">Cette perte de biodiversité rend l’espèce mal adaptée à la vie sauvage et dépendante de l’H. </text:span></text:span></text:p>
      <text:p text:style-name="Standard"><text:span text:style-name="Police_20_par_20_défaut"><text:span text:style-name="T4">Ex : les épis de maïs sont sélectionnés pour éviter la chute des grains, ils ne peut donc faire germer leurs grains seuls, sensibilité à certains ravageurs, …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4">Les variétés cultivées sont toujours interfécondes avec l’ancêtre supposé donc les différences génétiques restent limitées mais témoignent néanmoins d’un appauvrissement allélique.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4">L’étude du maïs et de son ancêtre (la téosinte) montre des différences restreintes. L’analyse génétique montre que seuls 4 à 5 groupes de gènes sont différents : ceux qui ont été sélectionnés par la domestication pour leur intérêt agronomique.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6">II. Les étapes de la sélection des variétés cultivées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7">1) Les apports de la biologie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4">Les avancées scientifiques dès le 17ème siècle permettent d’optimiser les qualités agronomiques des plantes :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4">- En 1676, on découvre les rôle sexuel des étamines et du pistil -&gt; croisements contrôlés.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4">- De 1880 à 1910, la découverte des lois de Mendel permet de caractériser les gènes d’intérêt portés par les chrs.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4">- Depuis 1953, la découverte de l’ADN permet d’envisager de manipuler le génome et produire des OGM.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7">2) L’obtention de lignées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4">Pour obtenir une variété intéressante, on réalise une série d’autofécondations et de tris des plantes produites. 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4">En une dizaine de générations, on obtient des lignées pures génétiquement homogènes et stables pouvant être commercialisées.</text:span></text:span></text:p>
      <text:p text:style-name="Standard"><text:span text:style-name="Police_20_par_20_défaut"><text:span text:style-name="T4">La production de semences devient alors une activité spécialisée.</text:span></text:span></text:p>
      <text:p text:style-name="Standard"><text:span text:style-name="Police_20_par_20_défaut"><text:span text:style-name="T4"/></text:span></text:p>
      <text:p text:style-name="Standard"><text:span text:style-name="Police_20_par_20_défaut"><text:span text:style-name="T6">III. L’apport des sciences modernes</text:span></text:span></text:p>
      <text:p text:style-name="Standard"><text:span text:style-name="Police_20_par_20_défaut"><text:span text:style-name="T5"/></text:span></text:p>
      <text:p text:style-name="P10">1) Les apports de la culture in vitro</text:p>
      <text:p text:style-name="P7"/>
      <text:p text:style-name="P7">Grâce à différentes hormones, depuis 100 ans, les chercheurs arrivent à cultiver les plantes dans des milieux artificiels à partir de quelques cellules.</text:p>
      <text:p text:style-name="P7"/>
      <text:p text:style-name="P7">Ceci a permis de produire des lignées clonales sans reproduction sexuée et de sauver des variétés attaquées par des parasites.</text:p>
      <text:p text:style-name="P7"><text:soft-page-break/></text:p>
      <text:p text:style-name="P10">2) Les apports de la manipulation de l’ADN</text:p>
      <text:p text:style-name="P7"/>
      <text:p text:style-name="P7">Les chercheurs ont identifié les gènes intéressants chez les plantes cultivées grâce aux expériences de mutagenèse afin d’obtenir de nouvelles variétés possédant les caractères désirés.</text:p>
      <text:p text:style-name="P7"/>
      <text:p text:style-name="P7">Entre 1950 et 1970, la manipulation de l’ADN progresse et permet de séparer les fragments selon leur taille par électrophorèse pour les sélectionner. </text:p>
      <text:p text:style-name="P7"/>
      <text:p text:style-name="P7">Tout ceci a conduit à identifier les marqueurs moléculaires associés à un caractère précis.</text:p>
      <text:p text:style-name="P7"/>
      <text:p text:style-name="P7">Dans les années 1990, les chercheurs développent les techniques de transgénèse et produisent les 1ers OGM.</text:p>
      <text:p text:style-name="P7"/>
      <text:p text:style-name="P7">Enfin, au début des années 2010, une technique révolutionnaire de manipulation de l’ADN a été développée : Cripr-Cas9. </text:p>
      <text:p text:style-name="P7">Celle-ci permet d’éditer facilement le génome au nucléotide près et ouvre de formidables perspectives de recherche et développement.</text:p>
      <text:p text:style-name="P7"/>
      <text:p text:style-name="P9">IV. Cultures et évolution humaine</text:p>
      <text:p text:style-name="P7"/>
      <text:p text:style-name="P7">La sélection opérée au cours du temps a conduit à l’établissement d’une relation mutualiste d’interdépendance entre les plantes cultivées et les humains.</text:p>
      <text:p text:style-name="P7"/>
      <text:p text:style-name="P7">Celle-ci a eu pour effet de produire une pression de sélection sur certains de nos gènes :</text:p>
      <text:p text:style-name="P7"/>
      <text:p text:style-name="P7">- Les populations (H. sapiens) aux régimes riches en amidon possèdent plus de copies du gène de l’amylase par rapport aux populations de chasseurs-cueilleurs (H. neanderthalensis).<text:change-start text:change-id="ct1923984923072"/></text:p>
      <text:p text:style-name="P12"><text:change-end text:change-id="ct1923984923072"/><text:change text:change-id="ct1923984923792"/></text:p>
      <text:p text:style-name="P7">- Selon le type de régime alimentaire, les populations humaines possèdent des adaptations des voies métaboliques des acides gras Ω-3 et Ω-6.</text:p>
      <text:p text:style-name="P7"/>
      <text:p text:style-name="P7">- La modification du type d’alimentation et notamment la cuisson a conduit à une modification de la mâchoire, de la dentition et de muscles masticateurs par sélection de certains allèles favorables au sein des gènes du développement.</text:p>
      <text:p text:style-name="P7"/>
      <text:p text:style-name="P9">Conclusion</text:p>
      <text:p text:style-name="P7"/>
      <text:p text:style-name="P7">Lorsque l’Homme choisit de modifier à dessein son environnement, l’évolution des EV est plus profonde et rapide, ce qui a été le cas pour les espèces cultivées et l’Homme en retour. </text:p>
      <text:p text:style-name="P7"><text:soft-page-break/>Les biotechnologies modernes ont permis d’accroitre de façon spectaculaire les rendements mais l’appauvrissement de la diversité génétiques des variétés cultivées pourrait poser un problème majeur pour la sécurité alimentaire future.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Corbel" svg:font-family="Corbe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yle_20_de_20_dessin_20_par_20_défaut" style:display-name="Style de dessin par défaut" style:family="paragraph">
      <style:paragraph-properties style:line-height-at-least="0.353cm" fo:hyphenation-ladder-count="no-limit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ext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itre_20_A4" style:display-name="Titre A4" style:family="paragraph" style:parent-style-name="A4">
      <style:paragraph-properties fo:hyphenation-ladder-count="no-limit"/>
      <style:text-properties fo:font-size="43.5pt" style:font-size-asian="43.5pt" fo:hyphenate="false" loext:hyphenation-no-caps="false"/>
    </style:style>
    <style:style style:name="En-tête_20_A4" style:display-name="En-tête A4" style:family="paragraph" style:parent-style-name="A4">
      <style:paragraph-properties fo:hyphenation-ladder-count="no-limit"/>
      <style:text-properties fo:font-size="24pt" style:font-size-asian="24pt" fo:hyphenate="false" loext:hyphenation-no-caps="false"/>
    </style:style>
    <style:style style:name="Texte_20_A4" style:display-name="Texte A4" style:family="paragraph" style:parent-style-name="A4">
      <style:paragraph-properties fo:hyphenation-ladder-count="no-limit"/>
      <style:text-properties fo:hyphenate="false" loext:hyphenation-no-caps="fals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/>
    </style:style>
    <style:style style:name="Titre_20_A0" style:display-name="Titre A0" style:family="paragraph" style:parent-style-name="A0">
      <style:paragraph-properties fo:hyphenation-ladder-count="no-limit"/>
      <style:text-properties fo:font-size="95.5pt" style:font-size-asian="95.5pt" fo:hyphenate="false" loext:hyphenation-no-caps="false"/>
    </style:style>
    <style:style style:name="En-tête_20_A0" style:display-name="En-tête A0" style:family="paragraph" style:parent-style-name="A0">
      <style:paragraph-properties fo:hyphenation-ladder-count="no-limit"/>
      <style:text-properties fo:font-size="71.5pt" style:font-size-asian="71.5pt" fo:hyphenate="false" loext:hyphenation-no-caps="false"/>
    </style:style>
    <style:style style:name="Texte_20_A0" style:display-name="Texte A0" style:family="paragraph" style:parent-style-name="A0">
      <style:paragraph-properties fo:hyphenation-ladder-count="no-limit"/>
      <style:text-properties fo:hyphenate="false" loext:hyphenation-no-caps="false"/>
    </style:style>
    <style:style style:name="Image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Formes" style:family="paragraph" style:parent-style-name="Image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/>
    </style:style>
    <style:style style:name="Plein" style:family="paragraph" style:parent-style-name="Formes">
      <style:paragraph-properties fo:hyphenation-ladder-count="no-limit"/>
      <style:text-properties fo:hyphenate="false" loext:hyphenation-no-caps="false"/>
    </style:style>
    <style:style style:name="Plein_20_bleu" style:display-name="Plein bleu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vert" style:display-name="Plein vert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rouge" style:display-name="Plein roug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jaune" style:display-name="Plein jaun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Contour" style:family="paragraph" style:parent-style-name="Formes">
      <style:paragraph-properties fo:hyphenation-ladder-count="no-limit"/>
      <style:text-properties fo:hyphenate="false" loext:hyphenation-no-caps="false"/>
    </style:style>
    <style:style style:name="Contour_20_bleu" style:display-name="Contour bleu" style:family="paragraph" style:parent-style-name="Contour">
      <style:paragraph-properties fo:hyphenation-ladder-count="no-limit"/>
      <style:text-properties fo:color="#355269" loext:opacity="100%" fo:hyphenate="false" loext:hyphenation-no-caps="false"/>
    </style:style>
    <style:style style:name="Contour_20_vert" style:display-name="Contour vert" style:family="paragraph" style:parent-style-name="Contour">
      <style:paragraph-properties fo:hyphenation-ladder-count="no-limit"/>
      <style:text-properties fo:color="#127622" loext:opacity="100%" fo:hyphenate="false" loext:hyphenation-no-caps="false"/>
    </style:style>
    <style:style style:name="Contour_20_rouge" style:display-name="Contour rouge" style:family="paragraph" style:parent-style-name="Contour">
      <style:paragraph-properties fo:hyphenation-ladder-count="no-limit"/>
      <style:text-properties fo:color="#c9211e" loext:opacity="100%" fo:hyphenate="false" loext:hyphenation-no-caps="false"/>
    </style:style>
    <style:style style:name="Contour_20_jaune" style:display-name="Contour jaune" style:family="paragraph" style:parent-style-name="Contour">
      <style:paragraph-properties fo:hyphenation-ladder-count="no-limit"/>
      <style:text-properties fo:color="#b47804" loext:opacity="100%" fo:hyphenate="false" loext:hyphenation-no-caps="false"/>
    </style:style>
    <style:style style:name="Lignes" style:family="paragraph" style:parent-style-name="Image">
      <style:paragraph-properties fo:hyphenation-ladder-count="no-limit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/>
    </style:style>
    <style:style style:name="Ligne_20_fléchée" style:display-name="Ligne fléchée" style:family="paragraph" style:parent-style-name="Lignes">
      <style:paragraph-properties fo:hyphenation-ladder-count="no-limit"/>
      <style:text-properties fo:hyphenate="false" loext:hyphenation-no-caps="false"/>
    </style:style>
    <style:style style:name="Ligne_20_en_20_pointillés" style:display-name="Ligne en pointillés" style:family="paragraph" style:parent-style-name="Lignes">
      <style:paragraph-properties fo:hyphenation-ladder-count="no-limit"/>
      <style:text-properties fo:hyphenate="false" loext:hyphenation-no-caps="false"/>
    </style:style>
    <style:style style:name="Diapositive_20_de_20_titre_7e_LT_7e_Gliederung_20_1" style:display-name="Diapositive de titre~LT~Gliederung 1" style:family="paragraph">
      <style:paragraph-properties fo:margin-top="0.499cm" fo:margin-bottom="0cm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4cm" fo:margin-bottom="0cm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3cm" fo:margin-bottom="0cm" style:contextual-spacing="false" fo:hyphenation-ladder-count="no-limit"/>
      <style:text-properties fo:font-size="18pt" style:font-size-asian="18pt" fo:hyphenate="false" loext:hyphenation-no-caps="false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/>
      <style:text-properties fo:hyphenate="false" loext:hyphenation-no-caps="false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/>
      <style:text-properties fo:hyphenate="false" loext:hyphenation-no-caps="false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/>
      <style:text-properties fo:hyphenate="false" loext:hyphenation-no-caps="false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/>
      <style:text-properties fo:hyphenate="false" loext:hyphenation-no-caps="false"/>
    </style:style>
    <style:style style:name="Diapositive_20_de_20_titre_7e_LT_7e_Titel" style:display-name="Diapositive de titre~LT~Titel" style:family="paragraph">
      <style:paragraph-properties style:line-height-at-least="0.353cm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Notizen" style:display-name="Diapositive de titre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objekte" style:display-name="Diapositive de titre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" style:display-name="Diapositive de titre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s_20_d_27_arrière-plan" style:display-name="Objets d'arrière-plan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Arrière-plan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Notes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Plan_20_1" style:display-name="Plan 1" style:family="paragraph">
      <style:paragraph-properties fo:margin-top="0.499cm" fo:margin-bottom="0cm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Plan_20_2" style:display-name="Plan 2" style:family="paragraph" style:parent-style-name="Plan_20_1">
      <style:paragraph-properties fo:margin-top="0.4cm" fo:margin-bottom="0cm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Plan_20_3" style:display-name="Plan 3" style:family="paragraph" style:parent-style-name="Plan_20_2">
      <style:paragraph-properties fo:margin-top="0.3cm" fo:margin-bottom="0cm" style:contextual-spacing="false" fo:hyphenation-ladder-count="no-limit"/>
      <style:text-properties fo:font-size="18pt" style:font-size-asian="18pt" fo:hyphenate="false" loext:hyphenation-no-caps="false"/>
    </style:style>
    <style:style style:name="Plan_20_4" style:display-name="Plan 4" style:family="paragraph" style:parent-style-name="Plan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Plan_20_5" style:display-name="Plan 5" style:family="paragraph" style:parent-style-name="Plan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Plan_20_6" style:display-name="Plan 6" style:family="paragraph" style:parent-style-name="Plan_20_5">
      <style:paragraph-properties fo:hyphenation-ladder-count="no-limit"/>
      <style:text-properties fo:hyphenate="false" loext:hyphenation-no-caps="false"/>
    </style:style>
    <style:style style:name="Plan_20_7" style:display-name="Plan 7" style:family="paragraph" style:parent-style-name="Plan_20_6">
      <style:paragraph-properties fo:hyphenation-ladder-count="no-limit"/>
      <style:text-properties fo:hyphenate="false" loext:hyphenation-no-caps="false"/>
    </style:style>
    <style:style style:name="Plan_20_8" style:display-name="Plan 8" style:family="paragraph" style:parent-style-name="Plan_20_7">
      <style:paragraph-properties fo:hyphenation-ladder-count="no-limit"/>
      <style:text-properties fo:hyphenate="false" loext:hyphenation-no-caps="false"/>
    </style:style>
    <style:style style:name="Plan_20_9" style:display-name="Plan 9" style:family="paragraph" style:parent-style-name="Plan_20_8">
      <style:paragraph-properties fo:hyphenation-ladder-count="no-limit"/>
      <style:text-properties fo:hyphenate="false" loext:hyphenation-no-caps="false"/>
    </style:style>
    <style:style style:name="Titre_20_et_20_contenu_7e_LT_7e_Gliederung_20_1" style:display-name="Titre et contenu~LT~Gliederung 1" style:family="paragraph">
      <style:paragraph-properties fo:margin-top="0.499cm" fo:margin-bottom="0cm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4cm" fo:margin-bottom="0cm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3cm" fo:margin-bottom="0cm" style:contextual-spacing="false" fo:hyphenation-ladder-count="no-limit"/>
      <style:text-properties fo:font-size="18pt" style:font-size-asian="18pt" fo:hyphenate="false" loext:hyphenation-no-caps="false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/>
      <style:text-properties fo:hyphenate="false" loext:hyphenation-no-caps="false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/>
      <style:text-properties fo:hyphenate="false" loext:hyphenation-no-caps="false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/>
      <style:text-properties fo:hyphenate="false" loext:hyphenation-no-caps="false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/>
      <style:text-properties fo:hyphenate="false" loext:hyphenation-no-caps="false"/>
    </style:style>
    <style:style style:name="Titre_20_et_20_contenu_7e_LT_7e_Titel" style:display-name="Titre et contenu~LT~Titel" style:family="paragraph">
      <style:paragraph-properties style:line-height-at-least="0.353cm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Notizen" style:display-name="Titre et contenu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objekte" style:display-name="Titre et contenu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" style:display-name="Titre et contenu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21212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212121" draw:opacity="100%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212121" draw:opacity="100%"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4-01-15T16:49:00Z</meta:creation-date>
    <dc:date>2024-05-02T15:15:05.424000000</dc:date>
    <meta:editing-cycles>59</meta:editing-cycles>
    <meta:editing-duration>PT57M42S</meta:editing-duration>
    <meta:document-statistic meta:table-count="0" meta:image-count="0" meta:object-count="0" meta:page-count="4" meta:paragraph-count="48" meta:word-count="803" meta:character-count="5287" meta:non-whitespace-character-count="4525"/>
    <meta:template xlink:type="simple" xlink:actuate="onRequest" xlink:title="" xlink:href="Normal.dotm"/>
  </office:meta>
</office:document-meta>
</file>